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fe7f5" draw:textarea-vertical-align="middle"/>
    </style:style>
    <style:style style:name="gr2" style:family="graphic" style:parent-style-name="standard">
      <style:graphic-properties svg:stroke-color="#000000" draw:fill="solid" draw:fill-color="#ff6633" draw:textarea-vertical-align="middle"/>
    </style:style>
    <style:style style:name="gr3" style:family="graphic" style:parent-style-name="objectwithoutfill">
      <style:graphic-properties svg:stroke-color="#000000" draw:fill="none" draw:fill-color="#ff6633" draw:textarea-vertical-align="middle"/>
    </style:style>
    <style:style style:name="gr4" style:family="graphic" style:parent-style-name="standard">
      <style:graphic-properties svg:stroke-color="#000000" draw:fill="solid" draw:fill-color="#ffcc99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rect draw:style-name="gr1" draw:text-style-name="P1" draw:layer="layout" svg:width="8cm" svg:height="6.5cm" svg:x="10.5cm" svg:y="0.5cm">
          <text:p/>
        </draw:rect>
        <draw:rect draw:style-name="gr2" draw:text-style-name="P1" draw:layer="layout" svg:width="8cm" svg:height="4.5cm" svg:x="-9.2cm" svg:y="-3.6cm">
          <text:p/>
        </draw:rect>
        <draw:g>
          <draw:line draw:style-name="gr3" draw:text-style-name="P1" draw:layer="layout" svg:x1="11.1cm" svg:y1="9.9cm" svg:x2="19.1cm" svg:y2="3.4cm">
            <text:p/>
          </draw:line>
          <draw:line draw:style-name="gr3" draw:text-style-name="P1" draw:layer="layout" svg:x1="11.1cm" svg:y1="3.4cm" svg:x2="19.1cm" svg:y2="9.9cm">
            <text:p/>
          </draw:line>
        </draw:g>
        <draw:g>
          <draw:rect draw:style-name="gr1" draw:text-style-name="P1" draw:layer="layout" svg:width="8cm" svg:height="6.5cm" svg:x="11.2cm" svg:y="-3.7cm">
            <text:p/>
          </draw:rect>
          <draw:g>
            <draw:line draw:style-name="gr3" draw:text-style-name="P1" draw:layer="layout" svg:x1="11.2cm" svg:y1="2.8cm" svg:x2="19.2cm" svg:y2="-3.7cm">
              <text:p/>
            </draw:line>
            <draw:line draw:style-name="gr3" draw:text-style-name="P1" draw:layer="layout" svg:x1="11.2cm" svg:y1="-3.7cm" svg:x2="19.2cm" svg:y2="2.8cm">
              <text:p/>
            </draw:line>
          </draw:g>
        </draw:g>
        <draw:rect draw:style-name="gr4" draw:text-style-name="P1" draw:layer="layout" svg:width="6.8cm" svg:height="6.9cm" svg:x="1.6cm" svg:y="0.3cm">
          <text:p/>
        </draw:rect>
        <draw:rect draw:style-name="gr2" draw:text-style-name="P1" draw:layer="layout" svg:width="6.4cm" svg:height="5.2cm" svg:x="-10cm" svg:y="3.3cm">
          <text:p/>
        </draw:rect>
        <draw:g>
          <draw:line draw:style-name="gr3" draw:text-style-name="P1" draw:layer="layout" svg:x1="-10cm" svg:y1="9.3cm" svg:x2="-3.6cm" svg:y2="4.1cm">
            <text:p/>
          </draw:line>
          <draw:line draw:style-name="gr3" draw:text-style-name="P1" draw:layer="layout" svg:x1="-10cm" svg:y1="4.1cm" svg:x2="-3.6cm" svg:y2="9.3cm">
            <text:p/>
          </draw:line>
        </draw:g>
        <draw:rect draw:style-name="gr2" draw:text-style-name="P1" draw:layer="layout" svg:width="6.8cm" svg:height="5.5cm" svg:x="1.6cm" svg:y="1cm">
          <text:p/>
        </draw:rect>
        <draw:g>
          <draw:line draw:style-name="gr3" draw:text-style-name="P1" draw:layer="layout" svg:x1="1.6cm" svg:y1="6.525cm" svg:x2="8.4cm" svg:y2="1cm">
            <text:p/>
          </draw:line>
          <draw:line draw:style-name="gr3" draw:text-style-name="P1" draw:layer="layout" svg:x1="1.6cm" svg:y1="1cm" svg:x2="8.4cm" svg:y2="6.525cm">
            <text:p/>
          </draw:line>
        </draw:g>
        <draw:g>
          <draw:line draw:style-name="gr3" draw:text-style-name="P1" draw:layer="layout" svg:x1="11.999cm" svg:y1="11.249cm" svg:x2="19.999cm" svg:y2="4.749cm">
            <text:p/>
          </draw:line>
          <draw:line draw:style-name="gr3" draw:text-style-name="P1" draw:layer="layout" svg:x1="11.999cm" svg:y1="4.749cm" svg:x2="19.999cm" svg:y2="11.24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9T15:16:53.31</meta:creation-date>
    <dc:date>2013-11-19T16:21:13.21</dc:date>
    <meta:editing-duration>PT3M56S</meta:editing-duration>
    <meta:editing-cycles>2</meta:editing-cycles>
    <meta:generator>OpenOffice.org/3.4.1$Win32 OpenOffice.org_project/341m1$Build-9593</meta:generator>
    <meta:document-statistic meta:object-count="22"/>
  </office:meta>
</office:document-meta>
</file>